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8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3"/>
          <table:table-cell office:value-type="string" calcext:value-type="string">
            <text:p>h1, см</text:p>
          </table:table-cell>
          <table:table-cell office:value-type="string" calcext:value-type="string">
            <text:p>h2, см</text:p>
          </table:table-cell>
          <table:table-cell office:value-type="string" calcext:value-type="string">
            <text:p>h3, см</text:p>
          </table:table-cell>
          <table:table-cell office:value-type="string" calcext:value-type="string">
            <text:p>h4, см</text:p>
          </table:table-cell>
          <table:table-cell office:value-type="string" calcext:value-type="string">
            <text:p>dhфв, см</text:p>
          </table:table-cell>
          <table:table-cell office:value-type="string" calcext:value-type="string">
            <text:p>dhп, см</text:p>
          </table:table-cell>
          <table:table-cell office:value-type="string" calcext:value-type="string">
            <text:p>Pфв, па</text:p>
          </table:table-cell>
          <table:table-cell office:value-type="string" calcext:value-type="string">
            <text:p>Pп, па</text:p>
          </table:table-cell>
          <table:table-cell office:value-type="string" calcext:value-type="string">
            <text:p>Vфв, м^3</text:p>
          </table:table-cell>
          <table:table-cell office:value-type="string" calcext:value-type="string">
            <text:p>Vп, м^3</text:p>
          </table:table-cell>
          <table:table-cell office:value-type="string" calcext:value-type="string">
            <text:p>Vвв, м^3</text:p>
          </table:table-cell>
        </table:table-row>
        <table:table-row table:style-name="ro1">
          <table:table-cell table:number-columns-repeated="3"/>
          <table:table-cell office:value-type="float" office:value="11.5" calcext:value-type="float">
            <text:p>11.5</text:p>
          </table:table-cell>
          <table:table-cell office:value-type="float" office:value="37.8" calcext:value-type="float">
            <text:p>37.8</text:p>
          </table:table-cell>
          <table:table-cell office:value-type="float" office:value="16.2" calcext:value-type="float">
            <text:p>16.2</text:p>
          </table:table-cell>
          <table:table-cell office:value-type="float" office:value="33.3" calcext:value-type="float">
            <text:p>33.3</text:p>
          </table:table-cell>
          <table:table-cell table:formula="of:=[.E2]-[.D2]" office:value-type="float" office:value="26.3" calcext:value-type="float">
            <text:p>26.3</text:p>
          </table:table-cell>
          <table:table-cell table:formula="of:=[.G2]-[.F2]" office:value-type="float" office:value="17.1" calcext:value-type="float">
            <text:p>17.1</text:p>
          </table:table-cell>
          <table:table-cell table:formula="of:=[.$B$5]*9.81*[.H2]/100" office:value-type="float" office:value="2283.32655" calcext:value-type="float">
            <text:p>2283.32655</text:p>
          </table:table-cell>
          <table:table-cell table:formula="of:=[.$B$5]*9.81*[.I2]/100" office:value-type="float" office:value="1484.59635" calcext:value-type="float">
            <text:p>1484.59635</text:p>
          </table:table-cell>
          <table:table-cell table:formula="of:=[.B7]*[.C6]/[.J2]" office:value-type="float" office:value="0.00218934956981953" calcext:value-type="float">
            <text:p>0.00218934956981953</text:p>
          </table:table-cell>
          <table:table-cell table:formula="of:=[.$B$7]*[.$C$6]/[.K2]" office:value-type="float" office:value="0.00336724524481015" calcext:value-type="float">
            <text:p>0.00336724524481015</text:p>
          </table:table-cell>
          <table:table-cell table:formula="of:=[.M2]-[.L2]" office:value-type="float" office:value="0.00117789567499062" calcext:value-type="float">
            <text:p>0.00117789567499062</text:p>
          </table:table-cell>
        </table:table-row>
        <table:table-row table:style-name="ro1">
          <table:table-cell table:number-columns-repeated="11"/>
          <table:table-cell table:formula="of:=[.L2]*1000" office:value-type="float" office:value="2.18934956981953" calcext:value-type="float">
            <text:p>2.18934956981953</text:p>
          </table:table-cell>
          <table:table-cell table:formula="of:=[.M2]*1000" office:value-type="float" office:value="3.36724524481015" calcext:value-type="float">
            <text:p>3.36724524481015</text:p>
          </table:table-cell>
          <table:table-cell table:formula="of:=[.N2]*1000" office:value-type="float" office:value="1.17789567499062" calcext:value-type="float">
            <text:p>1.17789567499062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r масла. кг/м^3</text:p>
          </table:table-cell>
          <table:table-cell office:value-type="float" office:value="885" calcext:value-type="float">
            <text:p>88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запер, см^3</text:p>
          </table:table-cell>
          <table:table-cell office:value-type="float" office:value="50" calcext:value-type="float">
            <text:p>50</text:p>
          </table:table-cell>
          <table:table-cell table:formula="of:=[.B6]/1000000" office:value-type="float" office:value="0.00005" calcext:value-type="float">
            <text:p>0.0000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а, па</text:p>
          </table:table-cell>
          <table:table-cell table:formula="of:=99.98*1000" office:value-type="float" office:value="99980" calcext:value-type="float">
            <text:p>9998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пр, мм рт ст</text:p>
          </table:table-cell>
          <table:table-cell table:formula="of:=5.7*10^-5" office:value-type="float" office:value="0.000057" calcext:value-type="float">
            <text:p>0.000057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Pфв, мм рт ст</text:p>
          </table:table-cell>
          <table:table-cell table:formula="of:=3.8*10^-3" office:value-type="float" office:value="0.0038" calcext:value-type="float">
            <text:p>0.0038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уст, мм рт ст</text:p>
          </table:table-cell>
          <table:table-cell table:formula="of:=8.4*10^-4" office:value-type="float" office:value="0.00084" calcext:value-type="float">
            <text:p>0.0008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09:27:17.787876024</meta:creation-date>
    <dc:date>2024-03-14T10:23:37.089253339</dc:date>
    <meta:editing-duration>PT56M16S</meta:editing-duration>
    <meta:editing-cycles>6</meta:editing-cycles>
    <meta:generator>LibreOffice/7.3.7.2$Linux_X86_64 LibreOffice_project/30$Build-2</meta:generator>
    <meta:document-statistic meta:table-count="1" meta:cell-count="38" meta:object-count="0"/>
  </office:meta>
</office:document-meta>
</file>